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<text:bookmark-start text:name="polski-polish"/>Polski / Polish<text:bookmark-end text:name="polski-polish"/></text:h>
      <text:h text:style-name="Heading_20_2" text:outline-level="2"><text:bookmark-start text:name="algebra"/>Algebra<text:bookmark-end text:name="algebra"/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1">Polski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calculus-analysis"/>Calculus / Analysis<text:bookmark-end text:name="calculus-analysis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1">English</text:span></text:p>
          </table:table-cell>
          <table:table-cell table:style-name="Table2.A1" office:value-type="string">
            <text:p text:style-name="Table_20_Contents"><text:span text:style-name="T1">Polski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general"/>General<text:bookmark-end text:name="general"/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1">English</text:span></text:p>
          </table:table-cell>
          <table:table-cell table:style-name="Table3.A1" office:value-type="string">
            <text:p text:style-name="Table_20_Contents"><text:span text:style-name="T1">Polski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geometry"/>Geometry<text:bookmark-end text:name="geometry"/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1">English</text:span></text:p>
          </table:table-cell>
          <table:table-cell table:style-name="Table4.A1" office:value-type="string">
            <text:p text:style-name="Table_20_Contents"><text:span text:style-name="T1">Polski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prob-stats"/>Prob / Stats<text:bookmark-end text:name="prob-stats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1">English</text:span></text:p>
          </table:table-cell>
          <table:table-cell table:style-name="Table5.A1" office:value-type="string">
            <text:p text:style-name="Table_20_Contents"><text:span text:style-name="T1">Polski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language>en</dc:language>
  </office:meta>
</office:document-meta>
</file>